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Chancery" svg:font-family="'Apple Chancery'" style:font-pitch="variable"/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Kailasa" svg:font-family="Kailas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1e9cec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paragraph-rsid="001e9c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rsid="001e9cec" officeooo:paragraph-rsid="001e9ce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rsid="001e9cec" officeooo:paragraph-rsid="001f6a4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rsid="001e9cec" officeooo:paragraph-rsid="0022b0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e9cec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f6a4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4573f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1e9cec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4pt" officeooo:paragraph-rsid="001e9cec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4pt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1f6a4d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normal" officeooo:rsid="001e9cec" officeooo:paragraph-rsid="001f6a4d" style:font-size-asian="14pt" style:font-weight-asian="normal" style:font-size-complex="14pt" style:font-weight-complex="normal"/>
    </style:style>
    <style:style style:name="P14" style:family="paragraph" style:parent-style-name="Text_20_body" style:list-style-name="L1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paragraph-rsid="001e9cec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ext_20_body" style:list-style-name="L1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rsid="001e9cec" officeooo:paragraph-rsid="001e9cec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0pt" fo:font-style="italic" fo:font-weight="normal" officeooo:rsid="001e9cec" officeooo:paragraph-rsid="001e9cec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22" style:family="paragraph" style:parent-style-name="Text_20_body" style:list-style-name="L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e9cec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f6a4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f6a4d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27" style:family="paragraph" style:parent-style-name="Text_20_body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28" style:family="paragraph" style:parent-style-name="Text_20_body" style:list-style-name="L9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29" style:family="paragraph" style:parent-style-name="Text_20_body" style:list-style-name="L1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f6a4d"/>
    </style:style>
    <style:style style:name="P31" style:family="paragraph" style:parent-style-name="Text_20_body" style:list-style-name="L10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32" style:family="paragraph" style:parent-style-name="Text_20_body" style:list-style-name="L15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33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fo:font-style="italic" officeooo:paragraph-rsid="001e9cec" fo:background-color="transparent" style:font-style-asian="italic" style:font-style-complex="italic"/>
    </style:style>
    <style:style style:name="T1" style:family="text">
      <style:text-properties officeooo:rsid="001e9cec"/>
    </style:style>
    <style:style style:name="T2" style:family="text">
      <style:text-properties style:font-name="Apple SD 산돌고딕 Ne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pple SD 산돌고딕 Neo" fo:font-size="14pt" fo:font-weight="bold" officeooo:rsid="001e9cec" style:font-size-asian="14pt" style:font-weight-asian="bold" style:font-size-complex="14pt" style:font-weight-complex="bold"/>
    </style:style>
    <style:style style:name="T4" style:family="text">
      <style:text-properties style:font-name="Apple SD 산돌고딕 Neo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Apple SD 산돌고딕 Neo" fo:font-size="14pt" fo:font-weight="normal" officeooo:rsid="001e9cec" style:font-size-asian="14pt" style:font-weight-asian="normal" style:font-size-complex="14pt" style:font-weight-complex="normal"/>
    </style:style>
    <style:style style:name="T6" style:family="text">
      <style:text-properties style:font-name="Apple SD 산돌고딕 Neo" fo:font-size="14pt" fo:font-weight="normal" officeooo:rsid="002603ad" style:font-size-asian="14pt" style:font-weight-asian="normal" style:font-size-complex="14pt" style:font-weight-complex="normal"/>
    </style:style>
    <style:style style:name="T7" style:family="text">
      <style:text-properties style:font-name="Apple SD 산돌고딕 Neo" fo:font-size="14pt" style:font-size-asian="14pt" style:font-size-complex="14pt"/>
    </style:style>
    <style:style style:name="T8" style:family="text">
      <style:text-properties style:font-name="Apple SD 산돌고딕 Neo" fo:font-size="14pt" officeooo:rsid="001e9cec" style:font-size-asian="14pt" style:font-size-complex="14pt"/>
    </style:style>
    <style:style style:name="T9" style:family="text">
      <style:text-properties style:font-name="Apple SD 산돌고딕 Neo" fo:font-size="14pt" officeooo:rsid="0020b2d9" style:font-size-asian="14pt" style:font-size-complex="14pt"/>
    </style:style>
    <style:style style:name="T10" style:family="text">
      <style:text-properties style:font-name="Apple SD 산돌고딕 Neo" fo:font-size="14pt" officeooo:rsid="002603ad" style:font-size-asian="14pt" style:font-size-complex="14pt"/>
    </style:style>
    <style:style style:name="T11" style:family="text">
      <style:text-properties style:font-name="Apple SD 산돌고딕 Neo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2" style:family="text">
      <style:text-properties style:font-name="Apple SD 산돌고딕 Ne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15" style:family="text">
      <style:text-properties style:font-name="Apple SD 산돌고딕 Neo" fo:font-size="10pt" fo:font-style="italic" fo:font-weight="normal" officeooo:rsid="001e9cec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Apple SD 산돌고딕 Neo" fo:font-size="10pt" fo:font-style="italic" fo:font-weight="normal" officeooo:rsid="0020b2d9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style:font-name="Apple SD 산돌고딕 Neo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Apple SD 산돌고딕 Neo" fo:font-size="10pt" fo:font-weight="normal" officeooo:rsid="001e9cec" style:font-size-asian="10pt" style:font-weight-asian="normal" style:font-size-complex="10pt" style:font-weight-complex="normal"/>
    </style:style>
    <style:style style:name="T19" style:family="text">
      <style:text-properties style:font-name="Apple SD 산돌고딕 Neo" fo:font-size="10pt" fo:font-weight="normal" officeooo:rsid="002603ad" style:font-size-asian="10pt" style:font-weight-asian="normal" style:font-size-complex="10pt" style:font-weight-complex="normal"/>
    </style:style>
    <style:style style:name="T20" style:family="text">
      <style:text-properties style:font-name="Apple SD 산돌고딕 Ne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Apple SD 산돌고딕 Neo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e9cec" style:font-weight-asian="normal" style:font-weight-complex="normal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6" style:family="text">
      <style:text-properties fo:background-color="#f7d1d5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e9cec" fo:background-color="transparent" loext:char-shading-value="0"/>
    </style:style>
    <style:style style:name="T29" style:family="text">
      <style:text-properties officeooo:rsid="002603ad" fo:background-color="transparent" loext:char-shading-value="0"/>
    </style:style>
    <style:style style:name="T3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01e9cec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02603ad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officeooo:rsid="001f6a4d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officeooo:rsid="0022b077"/>
    </style:style>
    <style:style style:name="T38" style:family="text">
      <style:text-properties fo:color="#313143" loext:opacity="100%" style:text-outline="false" style:font-name="Helvetica" fo:font-size="25pt" style:text-underline-style="none" style:font-size-asian="25pt"/>
    </style:style>
    <style:style style:name="T39" style:family="text">
      <style:text-properties fo:color="#313143" loext:opacity="100%" style:text-outline="false" style:font-name="Helvetica" fo:font-size="25pt" style:text-underline-style="none" fo:font-weight="normal" officeooo:rsid="001e9cec" style:font-size-asian="25pt" style:font-weight-asian="normal" style:font-size-complex="14pt" style:font-weight-complex="normal"/>
    </style:style>
    <style:style style:name="T40" style:family="text">
      <style:text-properties officeooo:rsid="002603a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лайд <text:span text:style-name="T1">1</text:span></text:p>
      <text:p text:style-name="P1"><text:tab/>Здравствуйте! На сегодняшней презентации мы представляем результаты кластеризации временных рядов артериального давления пациентов. Основная цель — выделить группы пациентов со схожей динамикой показателей, чтобы в дальнейшем персонализировать подход к наблюдению и лечению.</text:p>
      <text:p text:style-name="P11">Для этого мы использовали метод GT-DTW, который позволяет учитывать не только схожесть паттернов давления, но и временную привязку измерений. </text:p>
      <text:p text:style-name="P3">__________________________________________________________________________________________________</text:p>
      <text:p text:style-name="P2">Слайд <text:span text:style-name="T1">2</text:span></text:p>
      <text:p text:style-name="P1"><text:tab/>Мы начали с загрузки очищенных данных, содержащих более 3.7 миллионов измерений. Нашей основной целью на этом этапе была кластеризация пациентов на основе динамики их артериального давления.</text:p>
      <text:p text:style-name="P6"><text:span text:style-name="T7"><text:tab/>Для этого мы отобрали пациентов с наиболее длинными историями наблюдений — более 30 дней</text:span><text:span text:style-name="T8">[</text:span><text:span text:style-name="T10">1</text:span><text:span text:style-name="T8">]</text:span><text:span text:style-name="T7">. Таких оказалось около 7 с половиной тысяч, но для вычислительной эффективности мы сфокусировались на выборке из </text:span><text:span text:style-name="T9">1</text:span><text:span text:style-name="T4">500 пациентов</text:span><text:span text:style-name="T5">[</text:span><text:span text:style-name="T6">2</text:span><text:span text:style-name="T5">]</text:span><text:span text:style-name="T4">. </text:span><text:span text:style-name="T7">Для каждого из них мы сформировали дневные агрегаты по САД, ДАД, пульсовому давлению и частоте пульса. Ряды были нормализованы методом Z-score, чтобы мы могли сравнивать не абсолютные цифры, а динамику изменений относительно среднего уровня каждого пациента. Это ключевой момент для DTW.</text:span></text:p>
      <text:list text:style-name="L6">
        <text:list-header>
          <text:p text:style-name="P33"><text:span text:style-name="T18">[</text:span><text:span text:style-name="T19">1</text:span><text:span text:style-name="T18">]</text:span><text:span text:style-name="T17">Слишком короткие ряды (&lt;30 дней) дают ненадежные паттерны. Нельзя увидеть тренды, цикличность. Случайные колебания перевешивают реальные паттерны</text:span></text:p>
        </text:list-header>
      </text:list>
      <text:p text:style-name="P3">__________________________________________________________________________________________________</text:p>
      <text:p text:style-name="P2">Слайд <text:span text:style-name="T1">3</text:span></text:p>
      <text:p text:style-name="P9"><text:tab/>Классический алгоритм DTW отлично справляется с поиском похожих паттернов, даже если они сдвинуты во времени. Но в медицине временной сдвиг имеет значение. Гипертонический криз, случившийся вчера, клинически более значим, чем криз год назад.</text:p>
      <text:p text:style-name="P10"><text:tab/>Поэтому мы реализовали модификацию — GT-DTW. В его формуле стоимости мы добавили штраф за расхождение в реальном времени. Чем больше временной разрыв между сопоставляемыми точками, тем выше штраф. Коэффициент гамма позволяет регулировать важность этого временного фактора. Мы установили его равным <text:span text:style-name="T26">единице</text:span><text:span text:style-name="T28">[</text:span><text:span text:style-name="T29">3</text:span><text:span text:style-name="T28">]</text:span><text:span text:style-name="T27">,</text:span> чтобы сбалансировать вклад формы ряда и времени. Также мы ограничили поиск окном в <text:span text:style-name="T26">14 дней</text:span><text:span text:style-name="T1">[</text:span><text:span text:style-name="T40">4</text:span><text:span text:style-name="T1">]</text:span>, так как сопоставлять точки с разницей в месяцы уже не имеет смысла.</text:p>
      <text:p text:style-name="P7"><text:span text:style-name="T3">График:</text:span><text:span text:style-name="T15"> </text:span><text:span text:style-name="T13">На этом графике представлены примеры нормализованных временных рядов САД и ДАД для четырех пациентов из кластеризационной выборки.</text:span></text:p>
      <text:p text:style-name="P30"><text:span text:style-name="Strong_20_Emphasis"><text:span text:style-name="T13">Детальный разбор:</text:span></text:span></text:p>
      <text:list text:continue-numbering="true" text:style-name="L6">
        <text:list-item>
          <text:p text:style-name="P24"><text:span text:style-name="Strong_20_Emphasis"><text:span text:style-name="T13">Структура графика: </text:span></text:span><text:span text:style-name="T13">Каждый из четырех подграфиков показывает динамику артериального давления конкретного пациента в течение периода наблюдения (от 140 до 280 дней). Синяя линия — систолическое давление (САД), зеленая — диастолическое (ДАД). Обе линии нормализованы (Z-score), поэтому их среднее значение равно 0, а стандартное отклонение — 1.</text:span></text:p>
        </text:list-item>
        <text:list-item>
          <text:p text:style-name="P24"><text:span text:style-name="Strong_20_Emphasis"><text:span text:style-name="T13">Индивидуальные особенности:</text:span></text:span></text:p>
          <text:list>
            <text:list-item>
              <text:p text:style-name="P24"><text:soft-page-break/><text:span text:style-name="Strong_20_Emphasis"><text:span text:style-name="T13">Пациент 1 (верхний левый): </text:span></text:span><text:span text:style-name="T13">Наблюдается выраженная цикличность с периодом примерно 20-30 дней. Видны синхронные подъемы и спады как САД, так и ДАД.</text:span></text:p>
            </text:list-item>
            <text:list-item>
              <text:p text:style-name="P24"><text:span text:style-name="Strong_20_Emphasis"><text:span text:style-name="T13">Пациент 2 (верхний правый): </text:span></text:span><text:span text:style-name="T13">Ряд более стабилен, но заметен тренд к снижению давления во второй половине наблюдения.</text:span></text:p>
            </text:list-item>
            <text:list-item>
              <text:p text:style-name="P24"><text:span text:style-name="Strong_20_Emphasis"><text:span text:style-name="T13">Пациент 3 (нижний левый): </text:span></text:span><text:span text:style-name="T13">Хорошо видны резкие пики (вероятно, кризы), после которых давление возвращается к базовому уровню.</text:span></text:p>
            </text:list-item>
            <text:list-item>
              <text:p text:style-name="P24"><text:span text:style-name="Strong_20_Emphasis"><text:span text:style-name="T13">Пациент 4 (нижний правый): </text:span></text:span><text:span text:style-name="T13">Наибольшая волатильность, частые колебания с амплитудой до 3 стандартных отклонений.</text:span></text:p>
            </text:list-item>
          </text:list>
        </text:list-item>
        <text:list-item>
          <text:p text:style-name="P24"><text:span text:style-name="Strong_20_Emphasis"><text:span text:style-name="T13">Ключевое наблюдение: </text:span></text:span><text:span text:style-name="T13">Даже визуально видно, что паттерны динамики у разных пациентов существенно различаются. Это оправдывает применение методов кластеризации временных рядов. Некоторые пациенты имеют стабильное течение, другие — кризовое, третьи — циклическое. GT-DTW должен уловить эти различия.</text:span></text:p>
        </text:list-item>
        <text:list-item>
          <text:p text:style-name="P24"><text:span text:style-name="Strong_20_Emphasis"><text:span text:style-name="T30">Связь с методом: </text:span></text:span><text:span text:style-name="T30">Такое разнообразие форм рядов — основная причина, по которой классическое евклидово расстояние неэффективно. Нам нужен метод, который может сопоставлять пики и впадины, даже если они сдвинуты во времени у разных пациентов.</text:span></text:p>
        </text:list-item>
      </text:list>
      <text:p text:style-name="P9"><text:span text:style-name="Strong_20_Emphasis"><text:span text:style-name="T31">[</text:span></text:span><text:span text:style-name="Strong_20_Emphasis"><text:span text:style-name="T32">2</text:span></text:span><text:span text:style-name="Strong_20_Emphasis"><text:span text:style-name="T31">] ограничение в </text:span></text:span><text:span text:style-name="Strong_20_Emphasis"><text:span text:style-name="T32">1</text:span></text:span><text:span text:style-name="Strong_20_Emphasis"><text:span text:style-name="T31">500 — это компромисс между качеством анализа и временем вычислений, Основная причина — вычислительная сложность алгоритма GT-DTW </text:span></text:span></text:p>
      <text:p text:style-name="P9"><text:span text:style-name="Strong_20_Emphasis"><text:span text:style-name="T31">[</text:span></text:span><text:span text:style-name="Strong_20_Emphasis"><text:span text:style-name="T31">3</text:span></text:span><text:span text:style-name="Strong_20_Emphasis"><text:span text:style-name="T31">] </text:span></text:span><text:span text:style-name="Strong_20_Emphasis"><text:span text:style-name="T30">Баланс между двумя компонентами:</text:span></text:span></text:p>
      <text:list text:style-name="L4">
        <text:list-item>
          <text:list>
            <text:list-item>
              <text:p text:style-name="P15">При γ = 1.0 формула стоимости принимает вид:</text:p>
              <text:list>
                <text:list-item>
                  <text:p text:style-name="P21"><text:span text:style-name="Source_20_Text"><text:span text:style-name="T14">Стоимость = (Δ значения)² + (Δt / Окно)²</text:span></text:span></text:p>
                </text:list-item>
              </text:list>
            </text:list-item>
            <text:list-item>
              <text:p text:style-name="P21"><text:span text:style-name="T13">Это означает, что </text:span><text:span text:style-name="Strong_20_Emphasis"><text:span text:style-name="T13">разница в значениях и временной сдвиг имеют равный "вес" </text:span></text:span><text:span text:style-name="T13">в итоговой метрике.</text:span></text:p>
            </text:list-item>
          </text:list>
        </text:list-item>
        <text:list-item>
          <text:p text:style-name="P21"><text:span text:style-name="Strong_20_Emphasis"><text:span text:style-name="T13">Масштабирование временного штрафа:</text:span></text:span></text:p>
          <text:list>
            <text:list-item>
              <text:p text:style-name="P15">При γ &lt; 1.0 (например, 0.5): временной фактор менее важен, алгоритм будет сопоставлять далеко отстоящие во времени точки, если их значения похожи.</text:p>
            </text:list-item>
            <text:list-item>
              <text:p text:style-name="P15">При γ &gt; 1.0 (например, 2.0): временной фактор доминирует, алгоритм будет штрафовать даже небольшие временные сдвиги, предпочитая сопоставлять точки с одинаковыми датами.</text:p>
            </text:list-item>
          </text:list>
        </text:list-item>
      </text:list>
      <text:list text:style-name="L5">
        <text:list-item>
          <text:list>
            <text:list-header>
              <text:p text:style-name="P19">[<text:span text:style-name="T40">4</text:span>]<text:span text:style-name="Strong_20_Emphasis"><text:span text:style-name="T22">Биологические циклы:</text:span></text:span></text:p>
            </text:list-header>
            <text:list-item>
              <text:p text:style-name="P16">Артериальное давление подчиняется циркадным ритмам (сутки) и более длительным циклам, связанным с гормональными изменениями, погодой, физической активностью.</text:p>
            </text:list-item>
            <text:list-item>
              <text:p text:style-name="P16">Две недели — это достаточный период, чтобы захватить эти циклы, но не настолько большой, чтобы сопоставлять физиологически разные состояния.</text:p>
            </text:list-item>
          </text:list>
        </text:list-item>
        <text:list-item>
          <text:p text:style-name="P22"><text:span text:style-name="Strong_20_Emphasis"><text:span text:style-name="T13">Период восстановления после криза:</text:span></text:span></text:p>
          <text:list>
            <text:list-item>
              <text:p text:style-name="P16">Согласно клиническим наблюдениям, после гипертонического криза стабилизация давления обычно происходит в течение 3-7 дней.</text:p>
            </text:list-item>
            <text:list-item>
              <text:p text:style-name="P19">Окно в 14 дней с запасом покрывает этот период, позволяя сопоставлять предкризовые и послекризовые состояния у разных пациентов.</text:p>
            </text:list-item>
          </text:list>
        </text:list-item>
      </text:list>
      <text:p text:style-name="P3">__________________________________________________________________________________________________</text:p>
      <text:p text:style-name="P3">Слайд <text:span text:style-name="T35">4</text:span></text:p>
      <text:p text:style-name="P6"><text:span text:style-name="T3"><text:tab/></text:span><text:span text:style-name="T13">Этот составной график содержит три ключевые визуализации, позволяющие оценить качество полученных расстояний.</text:span></text:p>
      <text:p text:style-name="P25"><text:span text:style-name="T11">График</text:span><text:span text:style-name="Strong_20_Emphasis"><text:span text:style-name="T11">:</text:span></text:span></text:p>
      <text:list text:style-name="L7">
        <text:list-item>
          <text:p text:style-name="P26"><text:span text:style-name="Strong_20_Emphasis"><text:span text:style-name="T13">Левая часть — тепловая карта матрицы расстояний:</text:span></text:span></text:p>
        </text:list-item>
      </text:list>
      <text:list text:style-name="L13">
        <text:list-item>
          <text:list>
            <text:list-item>
              <text:p text:style-name="P27"><text:span text:style-name="Strong_20_Emphasis"><text:span text:style-name="T13">Что изображено: </text:span></text:span><text:span text:style-name="T13">Квадратная матрица 1500×1500, где каждая точка (пиксель) — это GT-DTW расстояние между двумя пациентами. Пациенты отсортированы по возрастанию количества кризов (КЗС). Ярко-желтые цвета соответствуют большим расстояниям (пациенты сильно различаются), темно-фиолетовые — малым (пациенты похожи).</text:span></text:p>
            </text:list-item>
            <text:list-item>
              <text:p text:style-name="P27"><text:span text:style-name="Strong_20_Emphasis"><text:span text:style-name="T13">Ключевое наблюдение: </text:span></text:span><text:span text:style-name="T13">Матрица неоднородна. Видны четкие вертикальные и горизонтальные полосы, а также блочные структуры. Это говорит о том, что пациенты естественным образом группируются. Более темные квадраты по диагонали означают, что пациенты с похожим количеством кризов (рядом стоящие в сортировке) имеют меньшие расстояния друг до друга.</text:span></text:p>
            </text:list-item>
            <text:list-item>
              <text:p text:style-name="P27"><text:span text:style-name="Strong_20_Emphasis"><text:span text:style-name="T13">Техническая деталь: </text:span></text:span><text:span text:style-name="T13">Подпись на графике указывает на плотность матрицы — 99.93%. Это означает, что алгоритм GT-DTW нашел допустимые пути сопоставления для подавляющего большинства пар пациентов в пределах временного окна.</text:span></text:p>
            </text:list-item>
          </text:list>
        </text:list-item>
        <text:list-item>
          <text:p text:style-name="P27"><text:span text:style-name="Strong_20_Emphasis"><text:span text:style-name="T13">Центральная часть — гистограмма распределения расстояний:</text:span></text:span></text:p>
          <text:list>
            <text:list-item>
              <text:p text:style-name="P27"><text:span text:style-name="Strong_20_Emphasis"><text:span text:style-name="T13">Что изображено: </text:span></text:span><text:span text:style-name="T13">Распределение всех попарных расстояний (более 2.24 миллионов значений).</text:span></text:p>
            </text:list-item>
            <text:list-item>
              <text:p text:style-name="P27"><text:span text:style-name="Strong_20_Emphasis"><text:span text:style-name="T13">Ключевое наблюдение:</text:span></text:span></text:p>
              <text:list>
                <text:list-item>
                  <text:p text:style-name="P17"><text:soft-page-break/>Зеленая линия (среднее = 80.80) и красная линия (медиана = 84.44) очень близки, что говорит о симметричности распределения.</text:p>
                </text:list-item>
                <text:list-item>
                  <text:p text:style-name="P17">Диапазон значений: от минимального 7.07 до максимального 227.15.</text:p>
                </text:list-item>
                <text:list-item>
                  <text:p text:style-name="P17">Форма распределения близка к нормальной, но с небольшим смещением. Это хороший признак — расстояния равномерно покрывают весь диапазон, что позволит алгоритмам кластеризации эффективно разделять пациентов.</text:p>
                </text:list-item>
              </text:list>
            </text:list-item>
          </text:list>
        </text:list-item>
        <text:list-item>
          <text:p text:style-name="P27"><text:span text:style-name="Strong_20_Emphasis"><text:span text:style-name="T13">Правая часть — связь расстояния с разницей в КЗС:</text:span></text:span></text:p>
          <text:list>
            <text:list-item>
              <text:p text:style-name="P27"><text:span text:style-name="Strong_20_Emphasis"><text:span text:style-name="T13">Что изображено: </text:span></text:span><text:span text:style-name="T13">Каждая точка — одна пара пациентов. По оси X — разница в количестве кризов между ними, по оси Y — GT-DTW расстояние. Цвет точек соответствует разнице в КЗС.</text:span></text:p>
            </text:list-item>
            <text:list-item>
              <text:p text:style-name="P27"><text:span text:style-name="Strong_20_Emphasis"><text:span text:style-name="T13">Ключевое наблюдение: </text:span></text:span><text:span text:style-name="T13">Красная линия тренда имеет положительный наклон (y = 0.163x + 76.38). Это математически подтверждает интуитивное ожидание: </text:span><text:span text:style-name="Strong_20_Emphasis"><text:span text:style-name="T13">чем больше пациенты различаются по частоте кризов, тем больше расстояние между их временными рядами</text:span></text:span><text:span text:style-name="T13">. Корреляция 0.166 — слабая, но значимая. Это говорит о том, что GT-DTW улавливает не только частоту кризов, но и другие важные паттерны динамики.</text:span></text:p>
            </text:list-item>
          </text:list>
        </text:list-item>
      </text:list>
      <text:p text:style-name="P4">__________________________________________________________________________________________________</text:p>
      <text:p text:style-name="P4">Слайд <text:span text:style-name="T35">5</text:span></text:p>
      <text:p text:style-name="P12"><text:span text:style-name="T23"><text:tab/>Следующий ключевой вопрос — сколько кластеров выделить? Мы использовали два подхода. Первый — метрика Silhouette, которая оценивает, насколько объекты внутри кластеров близки друг к другу и далеки от объектов в других кластерах. Она показала наилучший результат при 13 кластерах.</text:span></text:p>
      <text:p text:style-name="P11"><text:tab/>Второй подход — метод локтя, который оценивает сумму внутрикластерных расстояний. Здесь перегиб графика наблюдается уже на 3 кластерах. Мы выбрали компромиссное решение в пользу интерпретируемости и остановились на 3 кластерах. Это позволяет нам дать клинически осмысленную характеристику каждому из них.</text:p>
      <text:p text:style-name="P30"><text:span text:style-name="Strong_20_Emphasis"><text:span text:style-name="T25">График:</text:span></text:span><text:span text:style-name="T13"/></text:p>
      <text:list text:style-name="L9">
        <text:list-header>
          <text:p text:style-name="P28"><text:span text:style-name="Strong_20_Emphasis"><text:span text:style-name="T16">1.</text:span></text:span><text:span text:style-name="Strong_20_Emphasis"><text:span text:style-name="T13">Левый график — Silhouette Score:</text:span></text:span></text:p>
        </text:list-header>
      </text:list>
      <text:list text:style-name="L14">
        <text:list-item>
          <text:list>
            <text:list-item>
              <text:p text:style-name="P29"><text:span text:style-name="Strong_20_Emphasis"><text:span text:style-name="T13">Что изображено: </text:span></text:span><text:span text:style-name="T13">Зависимость качества кластеризации (чем выше, тем лучше) от числа кластеров k.</text:span></text:p>
            </text:list-item>
            <text:list-item>
              <text:p text:style-name="P29"><text:span text:style-name="Strong_20_Emphasis"><text:span text:style-name="T13">Ключевое наблюдение:</text:span></text:span></text:p>
              <text:list>
                <text:list-item>
                  <text:p text:style-name="P18">График стабильно растет от k=2 (0.198) до k=13 (0.440).</text:p>
                </text:list-item>
                <text:list-item>
                  <text:p text:style-name="P18">После k=13 начинаются флуктуации, рост прекращается.</text:p>
                </text:list-item>
                <text:list-item>
                  <text:p text:style-name="P29"><text:span text:style-name="Strong_20_Emphasis"><text:span text:style-name="T13">Максимальное значение достигается при k=13</text:span></text:span><text:span text:style-name="T13"> (0.440). Это технически оптимальное число кластеров с точки зрения четкости разделения.</text:span></text:p>
                </text:list-item>
                <text:list-item>
                  <text:p text:style-name="P18">Однако при k=3 значение силуэта уже достаточно высокое (0.252), что говорит о приемлемом качестве даже при малом числе кластеров.</text:p>
                </text:list-item>
              </text:list>
            </text:list-item>
          </text:list>
        </text:list-item>
        <text:list-item>
          <text:p text:style-name="P29"><text:span text:style-name="Strong_20_Emphasis"><text:span text:style-name="T13">Правый график — Метод локтя (Inertia):</text:span></text:span></text:p>
          <text:list>
            <text:list-item>
              <text:p text:style-name="P29"><text:span text:style-name="Strong_20_Emphasis"><text:span text:style-name="T13">Что изображено: </text:span></text:span><text:span text:style-name="T13">Сумма внутрикластерных расстояний (чем меньше, тем компактнее кластеры) в зависимости от k.</text:span></text:p>
            </text:list-item>
            <text:list-item>
              <text:p text:style-name="P29"><text:span text:style-name="Strong_20_Emphasis"><text:span text:style-name="T13">Ключевое наблюдение:</text:span></text:span></text:p>
              <text:list>
                <text:list-item>
                  <text:p text:style-name="P18">Наибольшее падение инерции происходит при переходе от 2 к 3 кластерам (с 3.83 до 3.54).</text:p>
                </text:list-item>
                <text:list-item>
                  <text:p text:style-name="P18">После k=3 график становится более пологим — каждый следующий кластер дает все меньшее улучшение компактности.</text:p>
                </text:list-item>
                <text:list-item>
                  <text:p text:style-name="P29"><text:span text:style-name="Strong_20_Emphasis"><text:span text:style-name="T13">"Локоть" (точка перегиба) находится при k=3</text:span></text:span><text:span text:style-name="T13">, что классически указывает на оптимальное число кластеров.</text:span></text:p>
                </text:list-item>
              </text:list>
            </text:list-item>
          </text:list>
        </text:list-item>
        <text:list-item>
          <text:p text:style-name="P29"><text:span text:style-name="Strong_20_Emphasis"><text:span text:style-name="T13">Вывод по графику:</text:span></text:span></text:p>
          <text:list>
            <text:list-item>
              <text:p text:style-name="P18">Наблюдается классический конфликт: статистическая метрика (силуэт) "хочет" больше кластеров, метод локтя — меньше.</text:p>
            </text:list-item>
            <text:list-item>
              <text:p text:style-name="P18">Выбор k=3 — это компромисс между математической оптимальностью и клинической интерпретируемостью. Три кластера можно осмысленно описать и использовать в практике.</text:p>
            </text:list-item>
          </text:list>
        </text:list-item>
      </text:list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oft-page-break/><text:span text:style-name="Strong_20_Emphasis"><text:span text:style-name="T24">Почему выбрали k=3, а не k=13?</text:span></text:span></text:p>
      <text:p text:style-name="P23"><text:span text:style-name="Strong_20_Emphasis"><text:span text:style-name="T4"><text:tab/>Метод локтя однозначно указывает на k=3. </text:span></text:span><text:span text:style-name="T4">Это классический критерий: после 3 кластеров снижение внутрикластерной суммы расстояний резко замедляется. Дальнейшее дробление дает минимальный выигрыш.</text:span></text:p>
      <text:p text:style-name="P23"><text:span text:style-name="Strong_20_Emphasis"><text:span text:style-name="T4"><text:tab/>Клиническая интерпретируемость. </text:span></text:span><text:span text:style-name="T4">13 кластеров невозможно осмысленно описать и использовать врачам. 3 кластера — это понятные профили: "стабильные", "средний риск", "нестабильные".</text:span></text:p>
      <text:p text:style-name="P23"><text:span text:style-name="Strong_20_Emphasis"><text:span text:style-name="T4"><text:tab/>Качество при k=3 уже приемлемое. </text:span></text:span><text:span text:style-name="T4">Silhouette Score (0.252) положительный и достаточно высокий для медицинских задач. Мы выбрали </text:span><text:span text:style-name="Strong_20_Emphasis"><text:span text:style-name="T4">компромисс между математической точностью и практической пользой</text:span></text:span><text:span text:style-name="T4">.</text:span></text:p>
      <text:p text:style-name="P4">__________________________________________________________________________________________________</text:p>
      <text:p text:style-name="P4">Слайд <text:span text:style-name="T35">6</text:span></text:p>
      <text:p text:style-name="P13">И вот наш главный результат — мы получили три устойчивых кластера, которые различаются как по динамике давления, так и по клиническим характеристикам.</text:p>
      <text:p text:style-name="P13"><text:span text:style-name="Strong_20_Emphasis"><text:span text:style-name="T36">Общая структура:</text:span></text:span></text:p>
      <text:list text:style-name="L15">
        <text:list-item>
          <text:list>
            <text:list-item>
              <text:p text:style-name="P14">Три подграфика, соответствующих кластерам 1, 2 и 3.</text:p>
            </text:list-item>
            <text:list-item>
              <text:p text:style-name="P14">Серые тонкие линии — индивидуальные ряды пациентов (до 5 примеров на кластер), показывающие вариабельность внутри группы.</text:p>
            </text:list-item>
            <text:list-item>
              <text:p text:style-name="P14">Красная жирная линия — центроид кластера (усредненный паттерн динамики).</text:p>
            </text:list-item>
          </text:list>
        </text:list-item>
        <text:list-item>
          <text:p text:style-name="P32"><text:span text:style-name="Strong_20_Emphasis"><text:span text:style-name="T12">Кластер 1 (n=227, среднее КЗС=257.7):</text:span></text:span></text:p>
          <text:list>
            <text:list-item>
              <text:p text:style-name="P32"><text:span text:style-name="Strong_20_Emphasis"><text:span text:style-name="T12">Визуальный анализ: </text:span></text:span><text:span text:style-name="T12">Центроид (красная линия) имеет наибольшую амплитуду колебаний. Видны выраженные пики и спады. Ряд нестабилен.</text:span></text:p>
            </text:list-item>
            <text:list-item>
              <text:p text:style-name="P32"><text:span text:style-name="Strong_20_Emphasis"><text:span text:style-name="T12">Индивидуальные ряды: </text:span></text:span><text:span text:style-name="T12">Серые линии также демонстрируют высокую волатильность. Некоторые пациенты имеют резкие выбросы до +4 стандартных отклонений.</text:span></text:p>
            </text:list-item>
            <text:list-item>
              <text:p text:style-name="P32"><text:span text:style-name="Strong_20_Emphasis"><text:span text:style-name="T12">Интерпретация: </text:span></text:span><text:span text:style-name="T12">Это группа </text:span><text:span text:style-name="Strong_20_Emphasis"><text:span text:style-name="T12">нестабильных пациентов с частыми кризами</text:span></text:span><text:span text:style-name="T12">. Даже в "спокойные" периоды их давление колеблется сильнее, чем у других групп. Высокая вариабельность — маркер риска.</text:span></text:p>
            </text:list-item>
          </text:list>
        </text:list-item>
        <text:list-item>
          <text:p text:style-name="P32"><text:span text:style-name="Strong_20_Emphasis"><text:span text:style-name="T12">Кластер 2 (n=372, среднее КЗС=188.2):</text:span></text:span></text:p>
          <text:list>
            <text:list-item>
              <text:p text:style-name="P32"><text:span text:style-name="Strong_20_Emphasis"><text:span text:style-name="T12">Визуальный анализ: </text:span></text:span><text:span text:style-name="T12">Центроид более сглажен, чем в кластере 1. Амплитуда колебаний умеренная. Прослеживается определенная цикличность.</text:span></text:p>
            </text:list-item>
            <text:list-item>
              <text:p text:style-name="P32"><text:span text:style-name="Strong_20_Emphasis"><text:span text:style-name="T12">Индивидуальные ряды: </text:span></text:span><text:span text:style-name="T12">Серые линии показывают, что внутри группы есть как относительно стабильные пациенты, так и пациенты с отдельными эпизодами нестабильности.</text:span></text:p>
            </text:list-item>
            <text:list-item>
              <text:p text:style-name="P32"><text:span text:style-name="Strong_20_Emphasis"><text:span text:style-name="T12">Интерпретация: </text:span></text:span><text:span text:style-name="T12">Это </text:span><text:span text:style-name="Strong_20_Emphasis"><text:span text:style-name="T12">промежуточная группа </text:span></text:span><text:span text:style-name="T12">или группа </text:span><text:span text:style-name="Strong_20_Emphasis"><text:span text:style-name="T12">умеренного риска</text:span></text:span><text:span text:style-name="T12">. Кризы случаются реже, а динамика давления более предсказуема.</text:span></text:p>
            </text:list-item>
          </text:list>
        </text:list-item>
        <text:list-item>
          <text:p text:style-name="P32"><text:span text:style-name="Strong_20_Emphasis"><text:span text:style-name="T12">Кластер 3 (n=901, среднее КЗС=159.8):</text:span></text:span></text:p>
          <text:list>
            <text:list-item>
              <text:p text:style-name="P32"><text:span text:style-name="Strong_20_Emphasis"><text:span text:style-name="T12">Визуальный анализ: </text:span></text:span><text:span text:style-name="T12">Центроид — практически прямая линия с минимальными колебаниями вокруг нуля. Это говорит о высокой стабильности.</text:span></text:p>
            </text:list-item>
            <text:list-item>
              <text:p text:style-name="P32"><text:soft-page-break/><text:span text:style-name="Strong_20_Emphasis"><text:span text:style-name="T12">Индивидуальные ряды: </text:span></text:span><text:span text:style-name="T12">Серые линии также демонстрируют наименьший разброс. Даже если есть отклонения, они быстро возвращаются к среднему.</text:span></text:p>
            </text:list-item>
            <text:list-item>
              <text:p text:style-name="P32"><text:span text:style-name="Strong_20_Emphasis"><text:span text:style-name="T12">Интерпретация: </text:span></text:span><text:span text:style-name="T12">Это группа </text:span><text:span text:style-name="Strong_20_Emphasis"><text:span text:style-name="T12">стабильных пациентов </text:span></text:span><text:span text:style-name="T12">с наименьшим числом кризов. Их регуляторные механизмы работают эффективно, удерживая давление в узком коридоре значений.</text:span></text:p>
            </text:list-item>
          </text:list>
          <text:p text:style-name="P32"><text:span text:style-name="Strong_20_Emphasis"><text:span text:style-name="T12">Ключевой вывод по графику:</text:span></text:span><text:span text:style-name="T12"><text:line-break/>GT-DTW успешно разделил пациентов по степени вариабельности и стабильности их временных рядов. Важно, что это разделение коррелирует с клинически значимым показателем — частотой кризов (КЗС). Чем выше волатильность ряда, тем чаще случаются кризы. Это подтверждает валидность подхода.</text:span></text:p>
        </text:list-item>
      </text:list>
      <text:p text:style-name="P5">__________________________________________________________________________________________________</text:p>
      <text:p text:style-name="P5">Слайд <text:span text:style-name="T37">7</text:span></text:p>
      <text:p text:style-name="P8"><text:span text:style-name="T5"><text:tab/>Мы успешно реализовали второй этап работы: реализовали алгоритм GT-DTW под задачи анализа временных рядов давления и в итоге получили три клинически интерпретируемых профиля пациентов, различающихся по стабильности состояния и частоте криз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Chancery" svg:font-family="'Apple Chancery'" style:font-pitch="variable"/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Kailasa" svg:font-family="Kailas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9:25:17.367698150</meta:creation-date>
    <dc:date>2026-03-09T23:13:23.231043984</dc:date>
    <meta:editing-duration>PT3H48M2S</meta:editing-duration>
    <meta:editing-cycles>7</meta:editing-cycles>
    <meta:generator>LibreOffice/7.6.0.3$MacOSX_X86_64 LibreOffice_project/69edd8b8ebc41d00b4de3915dc82f8f0fc3b6265</meta:generator>
    <meta:document-statistic meta:table-count="0" meta:image-count="0" meta:object-count="0" meta:page-count="5" meta:paragraph-count="101" meta:word-count="1624" meta:character-count="12613" meta:non-whitespace-character-count="11103"/>
  </office:meta>
</office:document-meta>
</file>